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etropolis" svg:font-family="Metropoli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9688in"/>
    </style:style>
    <style:style style:name="Table1.B" style:family="table-column">
      <style:table-column-properties style:column-width="4.9583in"/>
    </style:style>
    <style:style style:name="Table1.A1" style:family="table-cell">
      <style:table-cell-properties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666666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2.6875in"/>
    </style:style>
    <style:style style:name="Table2.B" style:family="table-column">
      <style:table-column-properties style:column-width="0.8125in"/>
    </style:style>
    <style:style style:name="Table2.C" style:family="table-column">
      <style:table-column-properties style:column-width="1.8125in"/>
    </style:style>
    <style:style style:name="Table2.D" style:family="table-column">
      <style:table-column-properties style:column-width="1.6146in"/>
    </style:style>
    <style:style style:name="Table2.A1" style:family="table-cell">
      <style:table-cell-properties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666666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Metropolis" officeooo:rsid="0017e1d3" officeooo:paragraph-rsid="0017e1d3"/>
    </style:style>
    <style:style style:name="P2" style:family="paragraph" style:parent-style-name="Standard">
      <style:paragraph-properties fo:text-align="center" style:justify-single-word="false"/>
      <style:text-properties style:font-name="Metropolis" style:text-underline-style="solid" style:text-underline-width="auto" style:text-underline-color="font-color" officeooo:rsid="0017e1d3" officeooo:paragraph-rsid="0017e1d3"/>
    </style:style>
    <style:style style:name="P3" style:family="paragraph" style:parent-style-name="Standard">
      <style:paragraph-properties fo:text-align="center" style:justify-single-word="false"/>
      <style:text-properties style:font-name="Metropolis" fo:font-size="14pt" style:text-underline-style="solid" style:text-underline-width="auto" style:text-underline-color="font-color" officeooo:rsid="0017e1d3" officeooo:paragraph-rsid="0017e1d3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Metropolis" officeooo:rsid="0024eac5" officeooo:paragraph-rsid="0024eac5"/>
    </style:style>
    <style:style style:name="P5" style:family="paragraph" style:parent-style-name="Table_20_Contents">
      <style:paragraph-properties fo:text-align="start" style:justify-single-word="false"/>
      <style:text-properties style:font-name="Metropolis"/>
    </style:style>
    <style:style style:name="P6" style:family="paragraph" style:parent-style-name="Table_20_Contents">
      <style:paragraph-properties fo:text-align="justify" style:justify-single-word="false"/>
      <style:text-properties style:font-name="Metropolis"/>
    </style:style>
    <style:style style:name="P7" style:family="paragraph" style:parent-style-name="Table_20_Contents">
      <style:paragraph-properties fo:text-align="end" style:justify-single-word="false"/>
      <style:text-properties style:font-name="Metropolis"/>
    </style:style>
    <style:style style:name="P8" style:family="paragraph" style:parent-style-name="Table_20_Contents">
      <style:paragraph-properties fo:text-align="center" style:justify-single-word="false"/>
      <style:text-properties fo:color="#ffffff" style:font-name="Metropolis" officeooo:rsid="001f3fe7" officeooo:paragraph-rsid="001f3fe7"/>
    </style:style>
    <style:style style:name="P9" style:family="paragraph" style:parent-style-name="Table_20_Contents">
      <style:paragraph-properties fo:text-align="start" style:justify-single-word="false"/>
      <style:text-properties fo:color="#ffffff" style:font-name="Metropolis" officeooo:rsid="00195d1e" officeooo:paragraph-rsid="00195d1e"/>
    </style:style>
    <style:style style:name="P10" style:family="paragraph" style:parent-style-name="Table_20_Contents">
      <style:paragraph-properties fo:text-align="start" style:justify-single-word="false"/>
      <style:text-properties fo:color="#ffffff" style:font-name="Metropolis" officeooo:rsid="002450c8" officeooo:paragraph-rsid="002450c8"/>
    </style:style>
    <style:style style:name="P11" style:family="paragraph" style:parent-style-name="Standard">
      <style:paragraph-properties fo:text-align="center" style:justify-single-word="false"/>
      <style:text-properties style:font-name="Metropolis" officeooo:rsid="0017e1d3" officeooo:paragraph-rsid="0017e1d3"/>
    </style:style>
    <style:style style:name="P12" style:family="paragraph" style:parent-style-name="Standard">
      <style:paragraph-properties fo:text-align="start" style:justify-single-word="false"/>
      <style:text-properties style:font-name="Metropolis" officeooo:rsid="0017e1d3" officeooo:paragraph-rsid="0017e1d3"/>
    </style:style>
    <style:style style:name="P13" style:family="paragraph" style:parent-style-name="Standard">
      <style:paragraph-properties fo:text-align="justify" style:justify-single-word="false"/>
      <style:text-properties style:font-name="Metropolis" officeooo:rsid="0017e1d3" officeooo:paragraph-rsid="0017e1d3"/>
    </style:style>
    <style:style style:name="P14" style:family="paragraph" style:parent-style-name="Standard">
      <style:paragraph-properties fo:text-align="justify" style:justify-single-word="false"/>
      <style:text-properties style:font-name="Metropolis" officeooo:rsid="0024eac5" officeooo:paragraph-rsid="0024eac5"/>
    </style:style>
    <style:style style:name="P15" style:family="paragraph" style:parent-style-name="Standard">
      <style:paragraph-properties fo:text-align="justify" style:justify-single-word="false"/>
      <style:text-properties style:font-name="Metropolis" officeooo:rsid="00287da1" officeooo:paragraph-rsid="00287da1"/>
    </style:style>
    <style:style style:name="P16" style:family="paragraph" style:parent-style-name="Table_20_Contents">
      <style:paragraph-properties fo:text-align="center" style:justify-single-word="false"/>
      <style:text-properties fo:color="#ffffff" style:font-name="Metropolis" officeooo:rsid="001f3fe7" officeooo:paragraph-rsid="001f3fe7"/>
    </style:style>
    <style:style style:name="P17" style:family="paragraph" style:parent-style-name="Frame_20_contents">
      <style:paragraph-properties fo:text-align="start" style:justify-single-word="false"/>
    </style:style>
    <style:style style:name="T1" style:family="text">
      <style:text-properties officeooo:rsid="0028fee4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GISTRASI MAHASISWA</text:p>
      <text:p text:style-name="P2"><text:text-input text:description="&lt;o.name&gt;"># REGISTRASI</text:text-input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Nama Mahasiswa</text:p>
          </table:table-cell>
          <table:table-cell table:style-name="Table1.B1" office:value-type="string">
            <text:p text:style-name="P5"><text:text-input text:description="&lt;o.mahasiswa_id.name&gt;">NAMA MAHASIWA</text:text-input></text:p>
          </table:table-cell>
        </table:table-row>
        <table:table-row>
          <table:table-cell table:style-name="Table1.A2" office:value-type="string">
            <text:p text:style-name="P9">NIM</text:p>
          </table:table-cell>
          <table:table-cell table:style-name="Table1.B2" office:value-type="string">
            <text:p text:style-name="P5"><text:text-input text:description="&lt;o.mahasiswa_id.nim&gt;">NIM</text:text-input></text:p>
          </table:table-cell>
        </table:table-row>
        <table:table-row>
          <table:table-cell table:style-name="Table1.A2" office:value-type="string">
            <text:p text:style-name="P9">Fakultas</text:p>
          </table:table-cell>
          <table:table-cell table:style-name="Table1.B3" office:value-type="string">
            <text:p text:style-name="P5"><text:text-input text:description="&lt;o.fakultas_id.name&gt;">FAKULTAS</text:text-input></text:p>
          </table:table-cell>
        </table:table-row>
        <table:table-row>
          <table:table-cell table:style-name="Table1.A2" office:value-type="string">
            <text:p text:style-name="P9">Program Studi</text:p>
          </table:table-cell>
          <table:table-cell table:style-name="Table1.B4" office:value-type="string">
            <text:p text:style-name="P5"><text:text-input text:description="&lt;o.program_studi_id.name&gt;">PRODI</text:text-input></text:p>
          </table:table-cell>
        </table:table-row>
        <table:table-row>
          <table:table-cell table:style-name="Table1.A2" office:value-type="string">
            <text:p text:style-name="P9">Semester</text:p>
          </table:table-cell>
          <table:table-cell table:style-name="Table1.B5" office:value-type="string">
            <text:p text:style-name="P5"><text:text-input text:description="&lt;o.semester_id.name&gt;">SEMESTER</text:text-input></text:p>
          </table:table-cell>
        </table:table-row>
        <table:table-row>
          <table:table-cell table:style-name="Table1.A2" office:value-type="string">
            <text:p text:style-name="P10">Status Registrasi</text:p>
          </table:table-cell>
          <table:table-cell table:style-name="Table1.B6" office:value-type="string">
            <text:p text:style-name="P5"><text:text-input text:description="&lt;get_selection_item(o, &quot;state&quot;)&gt;">STATUS</text:text-input></text:p>
          </table:table-cell>
        </table:table-row>
      </table:table>
      <text:p text:style-name="P1"/>
      <text:p text:style-name="P12"><draw:frame draw:style-name="fr1" draw:name="image: asimage(o.fakultas_id.image)" text:anchor-type="paragraph" svg:width="1.3382in" draw:z-index="0"><draw:text-box fo:min-height="1.3311in"><text:p text:style-name="P17"/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">MATA KULIAH</text:p>
          </table:table-cell>
          <table:table-cell table:style-name="Table2.A1" office:value-type="string">
            <text:p text:style-name="P8">SKS</text:p>
          </table:table-cell>
          <table:table-cell table:style-name="Table2.A1" office:value-type="string">
            <text:p text:style-name="P8">BIAYA PER SKS</text:p>
          </table:table-cell>
          <table:table-cell table:style-name="Table2.D1" office:value-type="string">
            <text:p text:style-name="P8">SUBTOTAL</text:p>
          </table:table-cell>
        </table:table-row>
        <table:table-row>
          <table:table-cell table:style-name="Table2.A2" table:number-columns-spanned="4" office:value-type="string">
            <text:p text:style-name="P6"><text:text-input text:description="&lt;for each=&quot;detail in o.detail_ids&quot;&gt;">START LOOP REGISTRASI DETAIL</text:text-input></text:p>
          </table:table-cell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6"><text:text-input text:description="&lt;detail.mata_kuliah_id.name&gt;">MK</text:text-input></text:p>
          </table:table-cell>
          <table:table-cell table:style-name="Table2.B3" office:value-type="string">
            <text:p text:style-name="P6"><text:text-input text:description="&lt;detail.sks&gt;">SKS</text:text-input></text:p>
          </table:table-cell>
          <table:table-cell table:style-name="Table2.C3" office:value-type="string">
            <text:p text:style-name="P7"><text:text-input text:description="&lt;formatLang(detail.price_unit)&gt;">PRICE UNIT</text:text-input></text:p>
          </table:table-cell>
          <table:table-cell table:style-name="Table2.D3" office:value-type="string">
            <text:p text:style-name="P7"><text:text-input text:description="&lt;detail.price_subtotal&gt;">SUBTOTAL</text:text-input></text:p>
          </table:table-cell>
        </table:table-row>
        <table:table-row>
          <table:table-cell table:style-name="Table2.A4" table:number-columns-spanned="4" office:value-type="string">
            <text:p text:style-name="P6"><text:text-input text:description="&lt;/for&gt;">END LOOP</text:text-input></text:p>
          </table:table-cell>
          <table:covered-table-cell/>
          <table:covered-table-cell/>
          <table:covered-table-cell/>
        </table:table-row>
      </table:table>
      <text:p text:style-name="P13"/>
      <text:p text:style-name="P15">Perhatian !!!</text:p>
      <text:p text:style-name="P4"><text:text-input text:description="&lt;choose&gt;">START CHOOSE</text:text-input></text:p>
      <text:p text:style-name="P4"><text:text-input text:description="&lt;when test=&quot;o.state == 'draft'&quot;&gt;">WHEN DRAFT</text:text-input></text:p>
      <text:p text:style-name="P15">Silahkan <text:span text:style-name="T1">konfirmasi</text:span> KRS Anda untuk mendapatkan persetujuan</text:p>
      <text:p text:style-name="P4"><text:text-input text:description="&lt;/when&gt;">END WHEN DRAFT</text:text-input></text:p>
      <text:p text:style-name="P4"><text:text-input text:description="&lt;when test=&quot;o.state == 'confirm'&quot;&gt;">WHEN CONFIRM</text:text-input></text:p>
      <text:p text:style-name="P15">KRS Anda sedang dalam proses persetujuan</text:p>
      <text:p text:style-name="P4"><text:text-input text:description="&lt;/when&gt;">END WHEN CONFIRM</text:text-input></text:p>
      <text:p text:style-name="P4"><text:text-input text:description="&lt;otherwise&gt;">OTHERWISE</text:text-input></text:p>
      <text:p text:style-name="P15">Ok</text:p>
      <text:p text:style-name="P4"><text:text-input text:description="&lt;/otherwise&gt;">END OTHERWISE</text:text-input></text:p>
      <text:p text:style-name="P4"><text:text-input text:description="&lt;/choose&gt;">END CHOOS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Metropolis" svg:font-family="Metropoli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8-05-09T13:43:25.454703450</meta:creation-date>
    <dc:date>2018-05-11T10:17:48.788716024</dc:date>
    <dc:creator>Andhitia Rama</dc:creator>
    <meta:editing-duration>PT2H27M</meta:editing-duration>
    <meta:editing-cycles>21</meta:editing-cycles>
    <meta:generator>LibreOffice/4.2.8.2$Linux_x86 LibreOffice_project/420m0$Build-2</meta:generator>
    <meta:document-statistic meta:table-count="2" meta:image-count="0" meta:object-count="0" meta:page-count="1" meta:paragraph-count="36" meta:word-count="113" meta:character-count="483" meta:non-whitespace-character-count="448"/>
  </office:meta>
</office:document-meta>
</file>